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akaoPGothic" fo:font-size="32pt" fo:font-weight="bold" officeooo:paragraph-rsid="0007db73" style:font-size-asian="32pt" style:font-weight-asian="bold" style:font-size-complex="32pt" style:font-weight-complex="bold"/>
    </style:style>
    <style:style style:name="P2" style:family="paragraph" style:parent-style-name="Standard" style:list-style-name="L1">
      <style:text-properties style:font-name="TakaoPGothic" fo:font-size="10pt" fo:font-weight="bold" officeooo:paragraph-rsid="0007db73" style:font-size-asian="8.75pt" style:font-weight-asian="bold" style:font-size-complex="10pt" style:font-weight-complex="bold"/>
    </style:style>
    <style:style style:name="P3" style:family="paragraph" style:parent-style-name="Standard" style:list-style-name="L1">
      <style:text-properties style:font-name="TakaoPGothic" fo:font-size="10pt" fo:font-weight="bold" officeooo:paragraph-rsid="000846d1" style:font-size-asian="8.75pt" style:font-weight-asian="bold" style:font-size-complex="10pt" style:font-weight-complex="bold"/>
    </style:style>
    <style:style style:name="P4" style:family="paragraph" style:parent-style-name="Standard" style:list-style-name="L1">
      <style:text-properties style:font-name="TakaoPGothic" fo:font-size="10pt" fo:font-weight="bold" officeooo:paragraph-rsid="00099f44" style:font-size-asian="8.75pt" style:font-weight-asian="bold" style:font-size-complex="10pt" style:font-weight-complex="bold"/>
    </style:style>
    <style:style style:name="P5" style:family="paragraph" style:parent-style-name="Standard" style:list-style-name="L1">
      <style:text-properties officeooo:paragraph-rsid="0007db73"/>
    </style:style>
    <style:style style:name="T1" style:family="text">
      <style:text-properties officeooo:rsid="0007db73"/>
    </style:style>
    <style:style style:name="T2" style:family="text">
      <style:text-properties fo:font-weight="normal" officeooo:rsid="0007db73" style:font-weight-asian="normal" style:font-weight-complex="normal"/>
    </style:style>
    <style:style style:name="T3" style:family="text">
      <style:text-properties fo:font-weight="normal" officeooo:rsid="000846d1" style:font-weight-asian="normal" style:font-weight-complex="normal"/>
    </style:style>
    <style:style style:name="T4" style:family="text">
      <style:text-properties fo:font-weight="normal" officeooo:rsid="00099f44" style:font-weight-asian="normal" style:font-weight-complex="normal"/>
    </style:style>
    <style:style style:name="T5" style:family="text">
      <style:text-properties style:font-name="TakaoPGothic" fo:font-size="10pt" fo:font-weight="bold" officeooo:rsid="0007db73" style:font-size-asian="8.75pt" style:font-weight-asian="bold" style:font-size-complex="10pt" style:font-weight-complex="bold"/>
    </style:style>
    <style:style style:name="T6" style:family="text">
      <style:text-properties style:font-name="TakaoPGothic" fo:font-size="10pt" fo:font-weight="normal" officeooo:rsid="0007db73" style:font-size-asian="8.75pt" style:font-weight-asian="normal" style:font-size-complex="10pt" style:font-weight-complex="normal"/>
    </style:style>
    <style:style style:name="T7" style:family="text">
      <style:text-properties officeooo:rsid="000846d1"/>
    </style:style>
    <style:style style:name="T8" style:family="text">
      <style:text-properties officeooo:rsid="00099f44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sos de Uso encontrados</text:span></text:p>
      <text:p text:style-name="P1"><text:span text:style-name="T1"/></text:p>
      <text:list xml:id="list1158827043" text:style-name="L1">
        <text:list-item>
          <text:p text:style-name="P5"><text:span text:style-name="T5">Registrar Usuario: </text:span><text:span text:style-name="T6">El invitado ingresa al sitio y solicita la alta como </text:span><text:span text:style-name="T5">usuario</text:span><text:span text:style-name="T6"> del sistema.</text:span></text:p>
        </text:list-item>
        <text:list-item>
          <text:p text:style-name="P2"><text:span text:style-name="T1">Verificar usuario:</text:span><text:span text:style-name="T2"> Se comprueba que el usuario no exista.</text:span></text:p>
        </text:list-item>
        <text:list-item>
          <text:p text:style-name="P2"><text:span text:style-name="T1">Modificar Grupo Amigos: </text:span><text:span text:style-name="T2">El usuario requiere el cambio en alguna propiedad de los Grupos de amigos.</text:span></text:p>
        </text:list-item>
        <text:list-item>
          <text:p text:style-name="P2"><text:span text:style-name="T1">Asignar permisos: </text:span><text:span text:style-name="T2">El usuario asigna permisos de visibiliadad y acceso a los Grupos de Amigos</text:span></text:p>
        </text:list-item>
        <text:list-item>
          <text:p text:style-name="P2"><text:span text:style-name="T1">Cambiar Miembros: </text:span><text:span text:style-name="T2">El usuario modifica la disposición y número de miembros de los Grupos de Amigos.</text:span></text:p>
        </text:list-item>
        <text:list-item>
          <text:p text:style-name="P3"><text:span text:style-name="T7">Eliminar Album Foto</text:span><text:span text:style-name="T1">: </text:span><text:span text:style-name="T3">El usuario solicita la remoción permanente de un album de fotos.</text:span></text:p>
        </text:list-item>
        <text:list-item>
          <text:p text:style-name="P3"><text:span text:style-name="T7">Manejar Notificación</text:span><text:span text:style-name="T1">: </text:span><text:span text:style-name="T3">El sistema realiza las tareas de administrador de las notificaciones dentro del sistema entre los </text:span><text:span text:style-name="T7">usuarios.</text:span></text:p>
        </text:list-item>
        <text:list-item>
          <text:p text:style-name="P3"><text:span text:style-name="T8">Enviar notificación</text:span><text:span text:style-name="T1">: </text:span><text:span text:style-name="T4">Se envian las notificaciones a los usuarios pertinentes.</text:span></text:p>
        </text:list-item>
        <text:list-item>
          <text:p text:style-name="P4"><text:span text:style-name="T8">Recibir notificación</text:span><text:span text:style-name="T1">: </text:span><text:span text:style-name="T4">El usuario reconoce el recibimiento de una notificación y accede a su contenido.</text:span></text:p>
        </text:list-item>
        <text:list-item>
          <text:p text:style-name="P4"><text:span text:style-name="T8">Enviar email</text:span><text:span text:style-name="T1">: </text:span><text:span text:style-name="T4">Se le envia un correo electronico al usuario informandole de su notificación nueva.</text:span></text:p>
        </text:list-item>
        <text:list-item>
          <text:p text:style-name="P4"><text:span text:style-name="T8">Administrar Muro</text:span><text:span text:style-name="T1">: </text:span><text:span text:style-name="T4">Manejo de las operaciones propias de los muros del </text:span><text:span text:style-name="T8">usuario</text:span><text:span text:style-name="T4"> y sus amig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4-17T19:04:15</meta:creation-date>
    <dc:date>2011-04-17T19:16:50</dc:date>
    <dc:creator>marce </dc:creator>
    <meta:editing-duration>PT00H12M35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1" meta:paragraph-count="12" meta:word-count="173" meta:character-count="1052"/>
  </office:meta>
</office:document-meta>
</file>